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014cm" fo:margin-left="0cm" fo:margin-right="-0.016cm" table:align="margins"/>
    </style:style>
    <style:style style:name="Table1.A" style:family="table-column">
      <style:table-column-properties style:column-width="8.013cm" style:rel-column-width="30865*"/>
    </style:style>
    <style:style style:name="Table1.B" style:family="table-column">
      <style:table-column-properties style:column-width="3cm" style:rel-column-width="11556*"/>
    </style:style>
    <style:style style:name="Table1.D" style:family="table-column">
      <style:table-column-properties style:column-width="3cm" style:rel-column-width="11558*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D1" style:family="table-cell">
      <style:table-cell-properties fo:background-color="#cccccc" fo:padding="0.097cm" fo:border="0.002cm solid #000000">
        <style:background-image/>
      </style:table-cell-properties>
    </style:style>
    <style:style style:name="Table1.2" style:family="table-row">
      <style:table-row-properties style:min-row-height="0.587cm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3" style:family="table-row">
      <style:table-row-properties style:min-row-height="0.134cm"/>
    </style:style>
    <style:style style:name="Table1.A3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D3" style:family="table-cell">
      <style:table-cell-properties fo:background-color="#e6e6e6" fo:padding="0.097cm" fo:border="0.002cm solid #000000">
        <style:background-image/>
      </style:table-cell-properties>
    </style:style>
    <style:style style:name="P1" style:family="paragraph" style:parent-style-name="Text_20_body">
      <style:paragraph-properties fo:text-align="start" style:justify-single-word="false"/>
      <style:text-properties fo:font-size="14pt" style:text-underline-style="none" style:font-size-asian="14pt" style:font-size-complex="14pt"/>
    </style:style>
    <style:style style:name="P2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3" style:family="paragraph" style:parent-style-name="Table_20_Contents">
      <style:paragraph-properties fo:text-align="start" style:justify-single-word="false"/>
      <style:text-properties fo:font-size="14pt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font-size="14pt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able_20_Contents">
      <style:paragraph-properties fo:text-align="end" style:justify-single-word="false"/>
      <style:text-properties fo:font-size="14pt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Table_20_Heading">
      <style:text-properties fo:font-size="14pt" style:font-size-asian="12pt" style:font-style-asian="normal" style:font-weight-asian="bold" style:font-size-complex="12pt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Party Balance</text:h>
      <text:p text:style-name="P1">Company: <text:text-input text:description="">company.name</text:text-input></text:p>
      <text:p text:style-name="P1">Currency: <text:text-input text:description="">company.currency.name</text:text-input></text:p>
      <text:p text:style-name="P1">Date: <text:text-input text:description="">formatLang(time.strftime('%Y-%m-%d'), date=True)</text:text-input> at <text:text-input text:description="">time.strftime('%H:%M:%S')</text:text-input></text:p>
      <text:p text:style-name="P1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header-rows>
          <table:table-row>
            <table:table-cell table:style-name="Table1.A1" office:value-type="string">
              <text:p text:style-name="P6">Party</text:p>
            </table:table-cell>
            <table:table-cell table:style-name="Table1.A1" office:value-type="string">
              <text:p text:style-name="P6">Debit</text:p>
            </table:table-cell>
            <table:table-cell table:style-name="Table1.A1" office:value-type="string">
              <text:p text:style-name="P6">Credit</text:p>
            </table:table-cell>
            <table:table-cell table:style-name="Table1.D1" office:value-type="string">
              <text:p text:style-name="P6">Solde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3"><text:text-input text:description="">RepeatIn(objects, 'party')</text:text-input><text:text-input text:description="">party['name']</text:text-input></text:p>
          </table:table-cell>
          <table:table-cell table:style-name="Table1.A2" office:value-type="string">
            <text:p text:style-name="P4"><text:text-input text:description="">formatLang(party['debit'], digits)</text:text-input></text:p>
          </table:table-cell>
          <table:table-cell table:style-name="Table1.A2" office:value-type="string">
            <text:p text:style-name="P4"><text:text-input text:description="">formatLang(party['credit'], digits)</text:text-input></text:p>
          </table:table-cell>
          <table:table-cell table:style-name="Table1.D2" office:value-type="string">
            <text:p text:style-name="P4"><text:text-input text:description="">formatLang(party['solde'], digits)</text:text-input></text:p>
          </table:table-cell>
        </table:table-row>
        <table:table-row table:style-name="Table1.3">
          <table:table-cell table:style-name="Table1.A3" office:value-type="string">
            <text:p text:style-name="P5">Total </text:p>
          </table:table-cell>
          <table:table-cell table:style-name="Table1.A3" office:value-type="string">
            <text:p text:style-name="P5"><text:text-input text:description="">formatLang(total_debit, digits)</text:text-input></text:p>
          </table:table-cell>
          <table:table-cell table:style-name="Table1.A3" office:value-type="string">
            <text:p text:style-name="P5"><text:text-input text:description="">formatLang(total_credit, digits)</text:text-input></text:p>
          </table:table-cell>
          <table:table-cell table:style-name="Table1.D3" office:value-type="string">
            <text:p text:style-name="P5"><text:text-input text:description="">formatLang(total_solde, digits)</text:text-input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8-07-17T00:37:20</meta:creation-date>
    <dc:date>2008-07-17T16:58:40</dc:date>
    <meta:editing-cycles>15</meta:editing-cycles>
    <meta:editing-duration>PT2H3M2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6" meta:word-count="11" meta:character-count="81"/>
  </office:meta>
</office:document-meta>
</file>